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9.02mm"/>
    </style:style>
    <style:style style:name="co2" style:family="table-column">
      <style:table-column-properties fo:break-before="auto" style:column-width="39.42mm"/>
    </style:style>
    <style:style style:name="co3" style:family="table-column">
      <style:table-column-properties fo:break-before="auto" style:column-width="40.02mm"/>
    </style:style>
    <style:style style:name="co4" style:family="table-column">
      <style:table-column-properties fo:break-before="auto" style:column-width="49.55mm"/>
    </style:style>
    <style:style style:name="co5" style:family="table-column">
      <style:table-column-properties fo:break-before="auto" style:column-width="45.28mm"/>
    </style:style>
    <style:style style:name="co6" style:family="table-column">
      <style:table-column-properties fo:break-before="auto" style:column-width="44.45mm"/>
    </style:style>
    <style:style style:name="co7" style:family="table-column">
      <style:table-column-properties fo:break-before="auto" style:column-width="38.1mm"/>
    </style:style>
    <style:style style:name="co8" style:family="table-column">
      <style:table-column-properties fo:break-before="auto" style:column-width="21.17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1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row table:style-name="ro1">
          <table:table-cell office:value-type="string" calcext:value-type="string">
            <text:p>Image 1</text:p>
          </table:table-cell>
          <table:table-cell office:value-type="string" calcext:value-type="string">
            <text:p>Image 2</text:p>
          </table:table-cell>
          <table:table-cell office:value-type="string" calcext:value-type="string">
            <text:p>Predicted wide</text:p>
          </table:table-cell>
          <table:table-cell office:value-type="string" calcext:value-type="string">
            <text:p>predicted ahead</text:p>
          </table:table-cell>
          <table:table-cell office:value-type="string" calcext:value-type="string">
            <text:p>Predicted GPS lat</text:p>
          </table:table-cell>
          <table:table-cell office:value-type="string" calcext:value-type="string">
            <text:p>Predicted GPS long</text:p>
          </table:table-cell>
          <table:table-cell office:value-type="string" calcext:value-type="string">
            <text:p>actual gps lat</text:p>
          </table:table-cell>
          <table:table-cell office:value-type="string" calcext:value-type="string">
            <text:p>actual gps lo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00246.jpg</text:p>
          </table:table-cell>
          <table:table-cell office:value-type="string" calcext:value-type="string">
            <text:p>0000247.jpg</text:p>
          </table:table-cell>
          <table:table-cell office:value-type="float" office:value="-16.0933451686099" calcext:value-type="float">
            <text:p>-16.0933451686</text:p>
          </table:table-cell>
          <table:table-cell office:value-type="float" office:value="42.1804246665083" calcext:value-type="float">
            <text:p>42.1804246665</text:p>
          </table:table-cell>
          <table:table-cell office:value-type="float" office:value="33.7699703729584" calcext:value-type="float">
            <text:p>33.769970373</text:p>
          </table:table-cell>
          <table:table-cell office:value-type="float" office:value="-84.3896726869503" calcext:value-type="float">
            <text:p>-84.389672687</text:p>
          </table:table-cell>
          <table:table-cell office:value-type="float" office:value="33.7710517" calcext:value-type="float">
            <text:p>33.7710517</text:p>
          </table:table-cell>
          <table:table-cell office:value-type="float" office:value="-84.3903149" calcext:value-type="float">
            <text:p>-84.39031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00247.jpg</text:p>
          </table:table-cell>
          <table:table-cell office:value-type="string" calcext:value-type="string">
            <text:p>0000248.jpg</text:p>
          </table:table-cell>
          <table:table-cell office:value-type="float" office:value="-17.9943376186743" calcext:value-type="float">
            <text:p>-17.9943376187</text:p>
          </table:table-cell>
          <table:table-cell office:value-type="float" office:value="42.1983827369679" calcext:value-type="float">
            <text:p>42.198382737</text:p>
          </table:table-cell>
          <table:table-cell office:value-type="float" office:value="33.7700145071051" calcext:value-type="float">
            <text:p>33.7700145071</text:p>
          </table:table-cell>
          <table:table-cell office:value-type="float" office:value="-84.3896535231395" calcext:value-type="float">
            <text:p>-84.3896535231</text:p>
          </table:table-cell>
          <table:table-cell office:value-type="float" office:value="33.7710517" calcext:value-type="float">
            <text:p>33.7710517</text:p>
          </table:table-cell>
          <table:table-cell office:value-type="float" office:value="-84.3903149" calcext:value-type="float">
            <text:p>-84.39031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00248.jpg</text:p>
          </table:table-cell>
          <table:table-cell office:value-type="string" calcext:value-type="string">
            <text:p>0000249.jpg</text:p>
          </table:table-cell>
          <table:table-cell office:value-type="float" office:value="-16.5353229883263" calcext:value-type="float">
            <text:p>-16.5353229883</text:p>
          </table:table-cell>
          <table:table-cell office:value-type="float" office:value="33.8308308482933" calcext:value-type="float">
            <text:p>33.8308308483</text:p>
          </table:table-cell>
          <table:table-cell office:value-type="float" office:value="33.7701347907865" calcext:value-type="float">
            <text:p>33.7701347908</text:p>
          </table:table-cell>
          <table:table-cell office:value-type="float" office:value="-84.3896684658007" calcext:value-type="float">
            <text:p>-84.3896684658</text:p>
          </table:table-cell>
          <table:table-cell office:value-type="float" office:value="33.7710517" calcext:value-type="float">
            <text:p>33.7710517</text:p>
          </table:table-cell>
          <table:table-cell office:value-type="float" office:value="-84.3903149" calcext:value-type="float">
            <text:p>-84.39031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00249.jpg</text:p>
          </table:table-cell>
          <table:table-cell office:value-type="string" calcext:value-type="string">
            <text:p>0000250.jpg</text:p>
          </table:table-cell>
          <table:table-cell office:value-type="float" office:value="-15.4162879063735" calcext:value-type="float">
            <text:p>-15.4162879064</text:p>
          </table:table-cell>
          <table:table-cell office:value-type="float" office:value="26.5706205300089" calcext:value-type="float">
            <text:p>26.57062053</text:p>
          </table:table-cell>
          <table:table-cell office:value-type="float" office:value="33.7702452398367" calcext:value-type="float">
            <text:p>33.7702452398</text:p>
          </table:table-cell>
          <table:table-cell office:value-type="float" office:value="-84.389680143397" calcext:value-type="float">
            <text:p>-84.3896801434</text:p>
          </table:table-cell>
          <table:table-cell office:value-type="float" office:value="33.7710517" calcext:value-type="float">
            <text:p>33.7710517</text:p>
          </table:table-cell>
          <table:table-cell office:value-type="float" office:value="-84.3903149" calcext:value-type="float">
            <text:p>-84.39031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00250.jpg</text:p>
          </table:table-cell>
          <table:table-cell office:value-type="string" calcext:value-type="string">
            <text:p>0000251.jpg</text:p>
          </table:table-cell>
          <table:table-cell office:value-type="float" office:value="-14.1732585624305" calcext:value-type="float">
            <text:p>-14.1732585624</text:p>
          </table:table-cell>
          <table:table-cell office:value-type="float" office:value="19.4644847171363" calcext:value-type="float">
            <text:p>19.4644847171</text:p>
          </table:table-cell>
          <table:table-cell office:value-type="float" office:value="33.7703542690062" calcext:value-type="float">
            <text:p>33.770354269</text:p>
          </table:table-cell>
          <table:table-cell office:value-type="float" office:value="-84.3896930808417" calcext:value-type="float">
            <text:p>-84.3896930808</text:p>
          </table:table-cell>
          <table:table-cell office:value-type="float" office:value="33.7710517" calcext:value-type="float">
            <text:p>33.7710517</text:p>
          </table:table-cell>
          <table:table-cell office:value-type="float" office:value="-84.3903149" calcext:value-type="float">
            <text:p>-84.39031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00251.jpg</text:p>
          </table:table-cell>
          <table:table-cell office:value-type="string" calcext:value-type="string">
            <text:p>0000252.jpg</text:p>
          </table:table-cell>
          <table:table-cell office:value-type="float" office:value="-16.1205024186558" calcext:value-type="float">
            <text:p>-16.1205024187</text:p>
          </table:table-cell>
          <table:table-cell office:value-type="float" office:value="17.1928067131012" calcext:value-type="float">
            <text:p>17.1928067131</text:p>
          </table:table-cell>
          <table:table-cell office:value-type="float" office:value="33.7704188519099" calcext:value-type="float">
            <text:p>33.7704188519</text:p>
          </table:table-cell>
          <table:table-cell office:value-type="float" office:value="-84.3896728819693" calcext:value-type="float">
            <text:p>-84.389672882</text:p>
          </table:table-cell>
          <table:table-cell office:value-type="float" office:value="33.7710517" calcext:value-type="float">
            <text:p>33.7710517</text:p>
          </table:table-cell>
          <table:table-cell office:value-type="float" office:value="-84.3903149" calcext:value-type="float">
            <text:p>-84.3903149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7:20</meta:creation-date>
    <dc:date>2019-06-10T01:03:22.423864097</dc:date>
    <meta:generator>LibreOffice/5.1.6.2$Linux_X86_64 LibreOffice_project/10m0$Build-2</meta:generator>
    <meta:editing-duration>PT5M5S</meta:editing-duration>
    <meta:editing-cycles>1</meta:editing-cycles>
    <meta:document-statistic meta:table-count="1" meta:cell-count="5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